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76019" officeooo:paragraph-rsid="00076019" style:font-weight-asian="bold" style:font-weight-complex="bold"/>
    </style:style>
    <style:style style:name="P2" style:family="paragraph" style:parent-style-name="Standard">
      <style:text-properties fo:font-size="8pt" style:text-underline-style="none" fo:font-weight="normal" officeooo:rsid="00076019" officeooo:paragraph-rsid="00076019" style:font-size-asian="7pt" style:font-weight-asian="normal" style:font-size-complex="8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-7</text:p>
      <text:p text:style-name="P2">SQL&gt; @roll.sql</text:p>
      <text:p text:style-name="P2">SQL&gt; SET SERVEROUTPUT ON</text:p>
      <text:p text:style-name="P2">SQL&gt; SET FEEDBACK ON</text:p>
      <text:p text:style-name="P2">SQL&gt; SET VERIFY OFF</text:p>
      <text:p text:style-name="P2">SQL&gt; </text:p>
      <text:p text:style-name="P2">SQL&gt; -- Drop tables if they exist</text:p>
      <text:p text:style-name="P2">SQL&gt; BEGIN</text:p>
      <text:p text:style-name="P2"><text:s text:c="2"/>2 <text:s text:c="3"/>EXECUTE IMMEDIATE 'DROP TABLE N_RollCall PURGE';</text:p>
      <text:p text:style-name="P2"><text:s text:c="2"/>3 <text:s/>EXCEPTION WHEN OTHERS THEN</text:p>
      <text:p text:style-name="P2"><text:s text:c="2"/>4 <text:s text:c="3"/>IF SQLCODE != -942 THEN RAISE; END IF; -- ignore table not exists</text:p>
      <text:p text:style-name="P2"><text:s text:c="2"/>5 <text:s/>END;</text:p>
      <text:p text:style-name="P2"><text:s text:c="2"/>6 <text:s/>/</text:p>
      <text:p text:style-name="P2"/>
      <text:p text:style-name="P2">PL/SQL procedure successfully completed.</text:p>
      <text:p text:style-name="P2"/>
      <text:p text:style-name="P2">SQL&gt; </text:p>
      <text:p text:style-name="P2">SQL&gt; BEGIN</text:p>
      <text:p text:style-name="P2"><text:s text:c="2"/>2 <text:s text:c="3"/>EXECUTE IMMEDIATE 'DROP TABLE O_RollCall PURGE';</text:p>
      <text:p text:style-name="P2"><text:s text:c="2"/>3 <text:s/>EXCEPTION WHEN OTHERS THEN</text:p>
      <text:p text:style-name="P2"><text:s text:c="2"/>4 <text:s text:c="3"/>IF SQLCODE != -942 THEN RAISE; END IF;</text:p>
      <text:p text:style-name="P2"><text:s text:c="2"/>5 <text:s/>END;</text:p>
      <text:p text:style-name="P2"><text:s text:c="2"/>6 <text:s/>/</text:p>
      <text:p text:style-name="P2"/>
      <text:p text:style-name="P2">PL/SQL procedure successfully completed.</text:p>
      <text:p text:style-name="P2"/>
      <text:p text:style-name="P2">SQL&gt; </text:p>
      <text:p text:style-name="P2">SQL&gt; -- Create O_RollCall</text:p>
      <text:p text:style-name="P2">SQL&gt; CREATE TABLE O_RollCall (</text:p>
      <text:p text:style-name="P2"><text:s text:c="2"/>2 <text:s/><text:tab/> Student_ID <text:s text:c="3"/>NUMBER PRIMARY KEY,</text:p>
      <text:p text:style-name="P2"><text:s text:c="2"/>3 <text:s/><text:tab/> Student_Name <text:s/>VARCHAR2(10),</text:p>
      <text:p text:style-name="P2"><text:s text:c="2"/>4 <text:s/><text:tab/> Roll_Date <text:s text:c="4"/>DATE</text:p>
      <text:p text:style-name="P2"><text:s text:c="2"/>5 <text:s/>);</text:p>
      <text:p text:style-name="P2"/>
      <text:p text:style-name="P2">Table created.</text:p>
      <text:p text:style-name="P2"/>
      <text:p text:style-name="P2">SQL&gt; </text:p>
      <text:p text:style-name="P2">SQL&gt; -- Create N_RollCall</text:p>
      <text:p text:style-name="P2">SQL&gt; CREATE TABLE N_RollCall (</text:p>
      <text:p text:style-name="P2"><text:s text:c="2"/>2 <text:s/><text:tab/> Student_ID <text:s text:c="3"/>NUMBER PRIMARY KEY,</text:p>
      <text:p text:style-name="P2"><text:s text:c="2"/>3 <text:s/><text:tab/> Student_Name <text:s/>VARCHAR2(16),</text:p>
      <text:p text:style-name="P2"><text:s text:c="2"/>4 <text:s/><text:tab/> Roll_Date <text:s text:c="4"/>DATE</text:p>
      <text:p text:style-name="P2"><text:s text:c="2"/>5 <text:s/>);</text:p>
      <text:p text:style-name="P2"/>
      <text:p text:style-name="P2">Table created.</text:p>
      <text:p text:style-name="P2"/>
      <text:p text:style-name="P2">SQL&gt; </text:p>
      <text:p text:style-name="P2">SQL&gt; -- Insert initial data into O_RollCall</text:p>
      <text:p text:style-name="P2">SQL&gt; INSERT INTO O_RollCall VALUES (101, 'Alice', TO_DATE('2025-09-10', 'YYYY-MM-DD'));</text:p>
      <text:p text:style-name="P2"/>
      <text:p text:style-name="P2">1 row created.</text:p>
      <text:p text:style-name="P2"/>
      <text:p text:style-name="P2">SQL&gt; INSERT INTO O_RollCall VALUES (102, 'Bob', TO_DATE('2025-09-10', 'YYYY-MM-DD'));</text:p>
      <text:p text:style-name="P2"/>
      <text:p text:style-name="P2">1 row created.</text:p>
      <text:p text:style-name="P2"/>
      <text:p text:style-name="P2">SQL&gt; </text:p>
      <text:p text:style-name="P2">SQL&gt; -- Insert new data into N_RollCall</text:p>
      <text:p text:style-name="P2">SQL&gt; INSERT INTO N_RollCall VALUES (102, 'Bob', TO_DATE('2025-09-11', 'YYYY-MM-DD'));<text:tab/> <text:s text:c="3"/>-- duplicate</text:p>
      <text:p text:style-name="P2"><text:s text:c="2"/>2 <text:s/>INSERT INTO N_RollCall VALUES (103, 'Charlie', TO_DATE('2025-09-11', 'YYYY-MM-DD'));</text:p>
      <text:p text:style-name="P2">INSERT INTO N_RollCall VALUES (102, 'Bob', TO_DATE('2025-09-11', 'YYYY-MM-DD')); <text:s text:c="6"/>-- duplicate</text:p>
      <text:p text:style-name="P2"><text:s text:c="79"/>*</text:p>
      <text:p text:style-name="P2">ERROR at line 1:</text:p>
      <text:p text:style-name="P2">ORA-00911: invalid character</text:p>
      <text:p text:style-name="P2"/>
      <text:p text:style-name="P2"/>
      <text:p text:style-name="P2">SQL&gt; INSERT INTO N_RollCall VALUES (104, 'Dana White', TO_DATE('2025-09-11', 'YYYY-MM-DD'));</text:p>
      <text:p text:style-name="P2"/>
      <text:p text:style-name="P2">1 row created.</text:p>
      <text:p text:style-name="P2"/>
      <text:p text:style-name="P2">SQL&gt; </text:p>
      <text:p text:style-name="P2">SQL&gt; -- Commit inserts to persist data</text:p>
      <text:p text:style-name="P2">SQL&gt; COMMIT;</text:p>
      <text:p text:style-name="P2"/>
      <text:p text:style-name="P2">Commit complete.</text:p>
      <text:p text:style-name="P2"/>
      <text:p text:style-name="P2">SQL&gt; </text:p>
      <text:p text:style-name="P2">SQL&gt; -- PL/SQL block to merge N_RollCall into O_RollCall using parameterized cursor</text:p>
      <text:p text:style-name="P2"><text:soft-page-break/>SQL&gt; DECLARE</text:p>
      <text:p text:style-name="P2"><text:s text:c="2"/>2 <text:s text:c="3"/>CURSOR c_new_rollcall IS</text:p>
      <text:p text:style-name="P2"><text:s text:c="2"/>3 <text:s/><text:tab/> SELECT Student_ID, Student_Name, Roll_Date FROM N_RollCall;</text:p>
      <text:p text:style-name="P2"><text:s text:c="2"/>4 <text:s/></text:p>
      <text:p text:style-name="P2"><text:s text:c="2"/>5 <text:s text:c="3"/>v_exists NUMBER;</text:p>
      <text:p text:style-name="P2"><text:s text:c="2"/>6 <text:s/>BEGIN</text:p>
      <text:p text:style-name="P2"><text:s text:c="2"/>7 <text:s text:c="3"/>FOR rec IN c_new_rollcall LOOP</text:p>
      <text:p text:style-name="P2"><text:s text:c="2"/>8 <text:s/><text:tab/> SELECT COUNT(*) INTO v_exists FROM O_RollCall WHERE Student_ID = rec.Student_ID;</text:p>
      <text:p text:style-name="P2"><text:s text:c="2"/>9 <text:s/></text:p>
      <text:p text:style-name="P2"><text:s/>10 <text:s/><text:tab/> IF v_exists = 0 THEN</text:p>
      <text:p text:style-name="P2"><text:s/>11 <text:s/><text:tab/> <text:s text:c="2"/>INSERT INTO O_RollCall (Student_ID, Student_Name, Roll_Date)</text:p>
      <text:p text:style-name="P2"><text:s/>12 <text:s/><text:tab/> <text:s text:c="2"/>VALUES (rec.Student_ID, rec.Student_Name, rec.Roll_Date);</text:p>
      <text:p text:style-name="P2"><text:s/>13 <text:s/><text:tab/> <text:s text:c="2"/>DBMS_OUTPUT.PUT_LINE('Inserted: ' || rec.Student_ID);</text:p>
      <text:p text:style-name="P2"><text:s/>14 <text:s/><text:tab/> ELSE</text:p>
      <text:p text:style-name="P2"><text:s/>15 <text:s/><text:tab/> <text:s text:c="2"/>DBMS_OUTPUT.PUT_LINE('Skipped (Already Exists): ' || rec.Student_ID);</text:p>
      <text:p text:style-name="P2"><text:s/>16 <text:s/><text:tab/> END IF;</text:p>
      <text:p text:style-name="P2"><text:s/>17 <text:s text:c="3"/>END LOOP;</text:p>
      <text:p text:style-name="P2"><text:s/>18 <text:s/>END;</text:p>
      <text:p text:style-name="P2"><text:s/>19 <text:s/>/</text:p>
      <text:p text:style-name="P2">Inserted: 104</text:p>
      <text:p text:style-name="P2"/>
      <text:p text:style-name="P2">PL/SQL procedure successfully completed.</text:p>
      <text:p text:style-name="P2"/>
      <text:p text:style-name="P2">SQL&gt; </text:p>
      <text:p text:style-name="P2">SQL&gt; -- Display contents of N_RollCall</text:p>
      <text:p text:style-name="P2">SQL&gt; PROMPT</text:p>
      <text:p text:style-name="P2"/>
      <text:p text:style-name="P2">SQL&gt; PROMPT === Contents of N_RollCall (New Records) ===</text:p>
      <text:p text:style-name="P2">=== Contents of N_RollCall (New Records) ===</text:p>
      <text:p text:style-name="P2">SQL&gt; COLUMN Student_ID FORMAT 999</text:p>
      <text:p text:style-name="P2">SQL&gt; COLUMN Student_Name FORMAT A15</text:p>
      <text:p text:style-name="P2">SQL&gt; COLUMN Roll_Date FORMAT A11</text:p>
      <text:p text:style-name="P2">SQL&gt; SELECT Student_ID, Student_Name, TO_CHAR(Roll_Date, 'DD-MON-YY') Roll_Date FROM N_RollCall ORDER BY Student_ID;</text:p>
      <text:p text:style-name="P2"/>
      <text:p text:style-name="P2">STUDENT_ID STUDENT_NAME <text:s text:c="3"/>ROLL_DATE</text:p>
      <text:p text:style-name="P2">---------- --------------- -----------</text:p>
      <text:p text:style-name="P2"><text:s text:c="7"/>104 Dana White<text:tab/> <text:s text:c="2"/>11-SEP-25</text:p>
      <text:p text:style-name="P2"/>
      <text:p text:style-name="P2">1 row selected.</text:p>
      <text:p text:style-name="P2"/>
      <text:p text:style-name="P2">SQL&gt; </text:p>
      <text:p text:style-name="P2">SQL&gt; -- Display contents of O_RollCall</text:p>
      <text:p text:style-name="P2">SQL&gt; PROMPT</text:p>
      <text:p text:style-name="P2"/>
      <text:p text:style-name="P2">SQL&gt; PROMPT === Contents of O_RollCall (Merged Records) ===</text:p>
      <text:p text:style-name="P2">=== Contents of O_RollCall (Merged Records) ===</text:p>
      <text:p text:style-name="P2">SQL&gt; COLUMN Student_ID FORMAT 999</text:p>
      <text:p text:style-name="P2">SQL&gt; COLUMN Student_Name FORMAT A15</text:p>
      <text:p text:style-name="P2">SQL&gt; COLUMN Roll_Date FORMAT A11</text:p>
      <text:p text:style-name="P2">SQL&gt; SELECT Student_ID, Student_Name, TO_CHAR(Roll_Date, 'DD-MON-YY') Roll_Date FROM O_RollCall ORDER BY Student_ID;</text:p>
      <text:p text:style-name="P2"/>
      <text:p text:style-name="P2">STUDENT_ID STUDENT_NAME <text:s text:c="3"/>ROLL_DATE</text:p>
      <text:p text:style-name="P2">---------- --------------- -----------</text:p>
      <text:p text:style-name="P2"><text:s text:c="7"/>101 Alice<text:tab/> <text:s text:c="2"/>10-SEP-25</text:p>
      <text:p text:style-name="P2"><text:s text:c="7"/>102 Bob<text:tab/><text:tab/> <text:s text:c="2"/>10-SEP-25</text:p>
      <text:p text:style-name="P2"><text:s text:c="7"/>104 Dana White<text:tab/> <text:s text:c="2"/>11-SEP-25</text:p>
      <text:p text:style-name="P2"/>
      <text:p text:style-name="P2">3 rows selected.</text:p>
      <text:p text:style-name="P2"/>
      <text:p text:style-name="P2">SQL&gt;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09:35:15.313287980</meta:creation-date>
    <dc:date>2025-09-12T09:37:00.794850817</dc:date>
    <meta:editing-duration>PT1M45S</meta:editing-duration>
    <meta:editing-cycles>1</meta:editing-cycles>
    <meta:document-statistic meta:table-count="0" meta:image-count="0" meta:object-count="0" meta:page-count="2" meta:paragraph-count="110" meta:word-count="479" meta:character-count="3623" meta:non-whitespace-character-count="2934"/>
    <meta:generator>LibreOffice/7.3.7.2$Linux_X86_64 LibreOffice_project/30$Build-2</meta:generator>
  </office:meta>
</office:document-meta>
</file>